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82981889.jpg" manifest:media-type="image/jpeg"/>
  <manifest:file-entry manifest:full-path="Pictures/1000000000000064000000648D27F910.jpg" manifest:media-type="image/jpeg"/>
  <manifest:file-entry manifest:full-path="Pictures/100000000000006400000064CDC5A5FC.jpg" manifest:media-type="image/jpeg"/>
  <manifest:file-entry manifest:full-path="Pictures/100000000000006400000064F0BE33CF.jpg" manifest:media-type="image/jpeg"/>
  <manifest:file-entry manifest:full-path="Pictures/100000000000006400000064D27D28AA.jpg" manifest:media-type="image/jpeg"/>
  <manifest:file-entry manifest:full-path="Pictures/100000000000006400000064774F9F2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UnicodeMS" svg:font-family="ArialUnicodeM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ArialUnicodeMS" fo:font-size="24pt" fo:font-weight="normal" style:font-name-asian="ArialUnicodeMS" style:font-size-asian="24pt" style:font-weight-asian="normal" style:font-name-complex="ArialUnicodeMS" style:font-size-complex="24pt" style:font-weight-complex="normal"/>
    </style:style>
    <style:style style:name="T2" style:family="text">
      <style:text-properties fo:color="#000000" loext:opacity="100%" style:font-name="ArialUnicodeMS" fo:font-size="10pt" fo:font-weight="normal" style:font-name-asian="ArialUnicodeMS" style:font-size-asian="10pt" style:font-weight-asian="normal" style:font-name-complex="ArialUnicodeMS" style:font-size-complex="10pt" style:font-weight-complex="normal"/>
    </style:style>
    <style:style style:name="T3" style:family="text">
      <style:text-properties fo:color="#0073b1" loext:opacity="100%" style:font-name="ArialUnicodeMS" fo:font-size="10pt" fo:font-weight="normal" style:font-name-asian="ArialUnicodeMS" style:font-size-asian="10pt" style:font-weight-asian="normal" style:font-name-complex="ArialUnicodeMS" style:font-size-complex="10pt" style:font-weight-complex="normal"/>
    </style:style>
    <style:style style:name="T4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fo:color="#000000" loext:opacity="100%" style:font-name="ArialUnicodeMS" fo:font-size="12pt" fo:font-weight="normal" style:font-name-asian="ArialUnicodeMS" style:font-size-asian="12pt" style:font-weight-asian="normal" style:font-name-complex="ArialUnicodeMS" style:font-size-complex="12pt" style:font-weight-complex="normal"/>
    </style:style>
    <style:style style:name="T7" style:family="text">
      <style:text-properties fo:color="#727272" loext:opacity="100%" style:font-name="ArialUnicodeMS" fo:font-size="10pt" fo:font-weight="normal" style:font-name-asian="ArialUnicodeMS" style:font-size-asian="10pt" style:font-weight-asian="normal" style:font-name-complex="ArialUnicodeM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851cm" svg:height="1.157cm" svg:x="1.693cm" svg:y="1.784cm">
          <draw:text-box>
            <text:p text:style-name="P1"><text:span text:style-name="T1">Laurent </text:span><text:span text:style-name="T1">Ntibarikure</text:span></text:p>
          </draw:text-box>
        </draw:frame>
        <draw:frame draw:style-name="gr2" draw:text-style-name="P3" draw:layer="layout" svg:width="6.543cm" svg:height="0.48cm" svg:x="1.693cm" svg:y="2.96cm">
          <draw:text-box>
            <text:p text:style-name="P1"><text:span text:style-name="T2">Eindhoven, North Brabant, Netherlands</text:span></text:p>
          </draw:text-box>
        </draw:frame>
        <draw:frame draw:style-name="gr2" draw:text-style-name="P3" draw:layer="layout" svg:width="2.982cm" svg:height="0.48cm" svg:x="2.575cm" svg:y="3.856cm">
          <draw:text-box>
            <text:p text:style-name="P1"><text:span text:style-name="T2">ntilau@gmail.com</text:span></text:p>
          </draw:text-box>
        </draw:frame>
        <draw:frame draw:style-name="gr2" draw:text-style-name="P3" draw:layer="layout" svg:width="2.411cm" svg:height="0.48cm" svg:x="11.501cm" svg:y="3.856cm">
          <draw:text-box>
            <text:p text:style-name="P1"><text:span text:style-name="T2">+31687927233</text:span></text:p>
          </draw:text-box>
        </draw:frame>
        <draw:frame draw:style-name="gr2" draw:text-style-name="P3" draw:layer="layout" svg:width="3.622cm" svg:height="0.48cm" svg:x="2.575cm" svg:y="4.589cm">
          <draw:text-box>
            <text:p text:style-name="P1"><text:span text:style-name="T3">linkedin.com/in/ntilau</text:span></text:p>
          </draw:text-box>
        </draw:frame>
        <draw:frame draw:style-name="gr3" draw:text-style-name="P4" draw:layer="layout" svg:width="2.258cm" svg:height="0.556cm" svg:x="1.693cm" svg:y="5.522cm">
          <draw:text-box>
            <text:p text:style-name="P1"><text:span text:style-name="T4">Summary</text:span></text:p>
          </draw:text-box>
        </draw:frame>
        <draw:frame draw:style-name="gr2" draw:text-style-name="P3" draw:layer="layout" svg:width="18.434cm" svg:height="0.48cm" svg:x="1.693cm" svg:y="6.156cm">
          <draw:text-box>
            <text:p text:style-name="P1"><text:span text:style-name="T2">Driven by a passion for technology and </text:span><text:span text:style-name="T2">businesses, my experiences encompass </text:span><text:span text:style-name="T2">industrial systems development</text:span></text:p>
          </draw:text-box>
        </draw:frame>
        <draw:frame draw:style-name="gr2" draw:text-style-name="P3" draw:layer="layout" svg:width="9.468cm" svg:height="0.48cm" svg:x="1.693cm" svg:y="6.65cm">
          <draw:text-box>
            <text:p text:style-name="P1"><text:span text:style-name="T2">and technical support and sales across </text:span><text:span text:style-name="T2">several industries.</text:span></text:p>
          </draw:text-box>
        </draw:frame>
        <draw:frame draw:style-name="gr2" draw:text-style-name="P3" draw:layer="layout" svg:width="18.066cm" svg:height="0.48cm" svg:x="1.693cm" svg:y="7.144cm">
          <draw:text-box>
            <text:p text:style-name="P1"><text:span text:style-name="T2">Leveraging such a background, I am </text:span><text:span text:style-name="T2">currently focused on delivering the </text:span><text:span text:style-name="T2">optimal digital solutions to electronic</text:span></text:p>
          </draw:text-box>
        </draw:frame>
        <draw:frame draw:style-name="gr2" draw:text-style-name="P3" draw:layer="layout" svg:width="12.037cm" svg:height="0.48cm" svg:x="1.693cm" svg:y="7.637cm">
          <draw:text-box>
            <text:p text:style-name="P1"><text:span text:style-name="T2">designers, helping them to develop more </text:span><text:span text:style-name="T2">effectively innovative products.</text:span></text:p>
          </draw:text-box>
        </draw:frame>
        <draw:frame draw:style-name="gr2" draw:text-style-name="P3" draw:layer="layout" svg:width="0.352cm" svg:height="0.48cm" svg:x="1.693cm" svg:y="8.1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282cm" svg:height="0.48cm" svg:x="1.693cm" svg:y="8.625cm">
          <draw:text-box>
            <text:p text:style-name="P1"><text:span text:style-name="T2">Lived in Burundi (17 yrs: Bujumbura); Italy </text:span><text:span text:style-name="T2">(16 yrs: Firenze); Germany (0.5 yr: </text:span><text:span text:style-name="T2">Saarbrücken); Netherlands (5+ yrs:</text:span></text:p>
          </draw:text-box>
        </draw:frame>
        <draw:frame draw:style-name="gr2" draw:text-style-name="P3" draw:layer="layout" svg:width="9.548cm" svg:height="0.48cm" svg:x="1.693cm" svg:y="9.119cm">
          <draw:text-box>
            <text:p text:style-name="P1"><text:span text:style-name="T2">Utrecht &amp; Eindhoven) - Burundian and </text:span><text:span text:style-name="T2">Italian born citizen.</text:span></text:p>
          </draw:text-box>
        </draw:frame>
        <draw:frame draw:style-name="gr2" draw:text-style-name="P3" draw:layer="layout" svg:width="15.339cm" svg:height="0.48cm" svg:x="1.693cm" svg:y="9.613cm">
          <draw:text-box>
            <text:p text:style-name="P1"><text:span text:style-name="T2">Fluent in spoken and written English, </text:span><text:span text:style-name="T2">French, Italian and Kirundi. Learning </text:span><text:span text:style-name="T2">Dutch and Swahili.</text:span></text:p>
          </draw:text-box>
        </draw:frame>
        <draw:frame draw:style-name="gr2" draw:text-style-name="P3" draw:layer="layout" svg:width="16.427cm" svg:height="0.48cm" svg:x="1.693cm" svg:y="10.107cm">
          <draw:text-box>
            <text:p text:style-name="P1"><text:span text:style-name="T2">Experience with Oil &amp; Gas, Aviation, </text:span><text:span text:style-name="T2">Computer Software, Electronics and </text:span><text:span text:style-name="T2">Semiconductors industries.</text:span></text:p>
          </draw:text-box>
        </draw:frame>
        <draw:frame draw:style-name="gr2" draw:text-style-name="P3" draw:layer="layout" svg:width="10.59cm" svg:height="0.48cm" svg:x="1.693cm" svg:y="10.601cm">
          <draw:text-box>
            <text:p text:style-name="P1"><text:span text:style-name="T2">My motos: "Do the right thing, the right </text:span><text:span text:style-name="T2">way" and keep learning!</text:span></text:p>
          </draw:text-box>
        </draw:frame>
        <draw:frame draw:style-name="gr4" draw:text-style-name="P5" draw:layer="layout" svg:width="0.634cm" svg:height="0.634cm" svg:x="1.658cm" svg:y="12.25cm">
          <draw:image xlink:href="Pictures/100000000000006400000064774F9F26.jpg" xlink:type="simple" xlink:show="embed" xlink:actuate="onLoad" draw:mime-type="image/jpeg">
            <text:p/>
          </draw:image>
        </draw:frame>
        <draw:frame draw:style-name="gr3" draw:text-style-name="P4" draw:layer="layout" svg:width="2.644cm" svg:height="0.556cm" svg:x="1.693cm" svg:y="11.45cm">
          <draw:text-box>
            <text:p text:style-name="P1"><text:span text:style-name="T4">Experience</text:span></text:p>
          </draw:text-box>
        </draw:frame>
        <draw:frame draw:style-name="gr5" draw:text-style-name="P6" draw:layer="layout" svg:width="6.797cm" svg:height="0.475cm" svg:x="2.469cm" svg:y="12.286cm">
          <draw:text-box>
            <text:p text:style-name="P1"><text:span text:style-name="T5">Sr. Engineer - Design Enablement</text:span></text:p>
          </draw:text-box>
        </draw:frame>
        <draw:frame draw:style-name="gr5" draw:text-style-name="P6" draw:layer="layout" svg:width="4.146cm" svg:height="0.577cm" svg:x="2.469cm" svg:y="12.809cm">
          <draw:text-box>
            <text:p text:style-name="P1"><text:span text:style-name="T6">NXP Semiconductors</text:span></text:p>
          </draw:text-box>
        </draw:frame>
        <draw:frame draw:style-name="gr2" draw:text-style-name="P3" draw:layer="layout" svg:width="6.255cm" svg:height="0.48cm" svg:x="2.469cm" svg:y="13.41cm">
          <draw:text-box>
            <text:p text:style-name="P1"><text:span text:style-name="T2">Mar 2022 - Present (2 years 2 months)</text:span></text:p>
          </draw:text-box>
        </draw:frame>
        <draw:frame draw:style-name="gr2" draw:text-style-name="P3" draw:layer="layout" svg:width="15.852cm" svg:height="0.48cm" svg:x="2.469cm" svg:y="13.903cm">
          <draw:text-box>
            <text:p text:style-name="P1"><text:span text:style-name="T2">Qualification and incorporation of </text:span><text:span text:style-name="T2">effective electromagnetic simulation flows </text:span><text:span text:style-name="T2">for analog/RF SoCs</text:span></text:p>
          </draw:text-box>
        </draw:frame>
        <draw:frame draw:style-name="gr2" draw:text-style-name="P3" draw:layer="layout" svg:width="2.275cm" svg:height="0.48cm" svg:x="2.469cm" svg:y="14.397cm">
          <draw:text-box>
            <text:p text:style-name="P1"><text:span text:style-name="T2">development.</text:span></text:p>
          </draw:text-box>
        </draw:frame>
        <draw:frame draw:style-name="gr2" draw:text-style-name="P3" draw:layer="layout" svg:width="17.299cm" svg:height="0.48cm" svg:x="2.469cm" svg:y="14.891cm">
          <draw:text-box>
            <text:p text:style-name="P1"><text:span text:style-name="T2">- Verified vendor solutions capabilities and </text:span><text:span text:style-name="T2">drove enhancements to fulfill design and </text:span><text:span text:style-name="T2">platform integration</text:span></text:p>
          </draw:text-box>
        </draw:frame>
        <draw:frame draw:style-name="gr2" draw:text-style-name="P3" draw:layer="layout" svg:width="16.99cm" svg:height="0.48cm" svg:x="2.469cm" svg:y="15.385cm">
          <draw:text-box>
            <text:p text:style-name="P1"><text:span text:style-name="T2">requirements, benchmarking solvers </text:span><text:span text:style-name="T2">against resources utilization while </text:span><text:span text:style-name="T2">guaranteeing physics integrity.</text:span></text:p>
          </draw:text-box>
        </draw:frame>
        <draw:frame draw:style-name="gr2" draw:text-style-name="P3" draw:layer="layout" svg:width="16.948cm" svg:height="0.48cm" svg:x="2.469cm" svg:y="15.879cm">
          <draw:text-box>
            <text:p text:style-name="P1"><text:span text:style-name="T2">- Provided support to growing design </text:span><text:span text:style-name="T2">community, eliciting on detailed </text:span><text:span text:style-name="T2">requirements to initiate a global</text:span></text:p>
          </draw:text-box>
        </draw:frame>
        <draw:frame draw:style-name="gr2" draw:text-style-name="P3" draw:layer="layout" svg:width="6.026cm" svg:height="0.48cm" svg:x="2.469cm" svg:y="16.373cm">
          <draw:text-box>
            <text:p text:style-name="P1"><text:span text:style-name="T2">application-based solution mapping.</text:span></text:p>
          </draw:text-box>
        </draw:frame>
        <draw:frame draw:style-name="gr4" draw:text-style-name="P5" draw:layer="layout" svg:width="0.634cm" svg:height="0.634cm" svg:x="1.658cm" svg:y="18.092cm">
          <draw:image xlink:href="Pictures/100000000000006400000064D27D28AA.jpg" xlink:type="simple" xlink:show="embed" xlink:actuate="onLoad" draw:mime-type="image/jpeg">
            <text:p/>
          </draw:image>
        </draw:frame>
        <draw:frame draw:style-name="gr2" draw:text-style-name="P3" draw:layer="layout" svg:width="11.898cm" svg:height="0.48cm" svg:x="2.469cm" svg:y="16.867cm">
          <draw:text-box>
            <text:p text:style-name="P1"><text:span text:style-name="T2">- Developed scripts to facilitate problem </text:span><text:span text:style-name="T2">resolution through automation.</text:span></text:p>
          </draw:text-box>
        </draw:frame>
        <draw:frame draw:style-name="gr5" draw:text-style-name="P6" draw:layer="layout" svg:width="5.624cm" svg:height="0.475cm" svg:x="2.469cm" svg:y="18.128cm">
          <draw:text-box>
            <text:p text:style-name="P1"><text:span text:style-name="T5">Technical Account Manager</text:span></text:p>
          </draw:text-box>
        </draw:frame>
        <draw:frame draw:style-name="gr5" draw:text-style-name="P6" draw:layer="layout" svg:width="1.153cm" svg:height="0.577cm" svg:x="2.469cm" svg:y="18.651cm">
          <draw:text-box>
            <text:p text:style-name="P1"><text:span text:style-name="T6">Ansys</text:span></text:p>
          </draw:text-box>
        </draw:frame>
        <draw:frame draw:style-name="gr2" draw:text-style-name="P3" draw:layer="layout" svg:width="6.479cm" svg:height="0.48cm" svg:x="2.469cm" svg:y="19.252cm">
          <draw:text-box>
            <text:p text:style-name="P1"><text:span text:style-name="T2">Feb 2020 - Mar 2022 (2 years 2 months)</text:span></text:p>
          </draw:text-box>
        </draw:frame>
        <draw:frame draw:style-name="gr2" draw:text-style-name="P3" draw:layer="layout" svg:width="15.805cm" svg:height="0.48cm" svg:x="2.469cm" svg:y="19.745cm">
          <draw:text-box>
            <text:p text:style-name="P1"><text:span text:style-name="T2">Drove key customers' satisfaction upon </text:span><text:span text:style-name="T2">bringing multi-disciplinary technical </text:span><text:span text:style-name="T2">support, and by the</text:span></text:p>
          </draw:text-box>
        </draw:frame>
        <draw:frame draw:style-name="gr2" draw:text-style-name="P3" draw:layer="layout" svg:width="14.92cm" svg:height="0.48cm" svg:x="2.469cm" svg:y="20.239cm">
          <draw:text-box>
            <text:p text:style-name="P1"><text:span text:style-name="T2">management of global presales activities </text:span><text:span text:style-name="T2">involving the whole Ansys portfolio &amp; </text:span><text:span text:style-name="T2">ecosystem.</text:span></text:p>
          </draw:text-box>
        </draw:frame>
        <draw:frame draw:style-name="gr2" draw:text-style-name="P3" draw:layer="layout" svg:width="16.83cm" svg:height="0.48cm" svg:x="2.469cm" svg:y="20.733cm">
          <draw:text-box>
            <text:p text:style-name="P1"><text:span text:style-name="T2">- Mapped KBIs of key customers to Ansys </text:span><text:span text:style-name="T2">simulation solutions through public </text:span><text:span text:style-name="T2">disclosures research (IR,</text:span></text:p>
          </draw:text-box>
        </draw:frame>
        <draw:frame draw:style-name="gr2" draw:text-style-name="P3" draw:layer="layout" svg:width="14.163cm" svg:height="0.48cm" svg:x="2.469cm" svg:y="21.227cm">
          <draw:text-box>
            <text:p text:style-name="P1"><text:span text:style-name="T2">conferences, papers) and upon </text:span><text:span text:style-name="T2">continuously interacting with simulation </text:span><text:span text:style-name="T2">stakeholders.</text:span></text:p>
          </draw:text-box>
        </draw:frame>
        <draw:frame draw:style-name="gr2" draw:text-style-name="P3" draw:layer="layout" svg:width="16.635cm" svg:height="0.48cm" svg:x="2.469cm" svg:y="21.721cm">
          <draw:text-box>
            <text:p text:style-name="P1"><text:span text:style-name="T2">- Led teams of experts to architect flows </text:span><text:span text:style-name="T2">across disciplines while ensuring focus on </text:span><text:span text:style-name="T2">requirements and</text:span></text:p>
          </draw:text-box>
        </draw:frame>
        <draw:frame draw:style-name="gr2" draw:text-style-name="P3" draw:layer="layout" svg:width="16.728cm" svg:height="0.48cm" svg:x="2.469cm" svg:y="22.215cm">
          <draw:text-box>
            <text:p text:style-name="P1"><text:span text:style-name="T2">critical success factors, several times with </text:span><text:span text:style-name="T2">dives in the mechanical/thermal tools to </text:span><text:span text:style-name="T2">assess feasibilities.</text:span></text:p>
          </draw:text-box>
        </draw:frame>
        <draw:frame draw:style-name="gr2" draw:text-style-name="P3" draw:layer="layout" svg:width="16.419cm" svg:height="0.48cm" svg:x="2.469cm" svg:y="22.709cm">
          <draw:text-box>
            <text:p text:style-name="P1"><text:span text:style-name="T2">- Deep dived into design platforms details </text:span><text:span text:style-name="T2">and customers frameworks to architect </text:span><text:span text:style-name="T2">tailored solutions</text:span></text:p>
          </draw:text-box>
        </draw:frame>
        <draw:frame draw:style-name="gr2" draw:text-style-name="P3" draw:layer="layout" svg:width="10.386cm" svg:height="0.48cm" svg:x="2.469cm" svg:y="23.203cm">
          <draw:text-box>
            <text:p text:style-name="P1"><text:span text:style-name="T2">aimed at minimizing disruptions (&amp; risks) </text:span><text:span text:style-name="T2">in potential adoption.</text:span></text:p>
          </draw:text-box>
        </draw:frame>
        <draw:frame draw:style-name="gr2" draw:text-style-name="P3" draw:layer="layout" svg:width="15.238cm" svg:height="0.48cm" svg:x="2.469cm" svg:y="23.697cm">
          <draw:text-box>
            <text:p text:style-name="P1"><text:span text:style-name="T2">- Advised global team of sales and </text:span><text:span text:style-name="T2">account focused engineers on </text:span><text:span text:style-name="T2">addressable initiatives with</text:span></text:p>
          </draw:text-box>
        </draw:frame>
        <draw:frame draw:style-name="gr2" draw:text-style-name="P3" draw:layer="layout" svg:width="12.118cm" svg:height="0.48cm" svg:x="2.469cm" svg:y="24.19cm">
          <draw:text-box>
            <text:p text:style-name="P1"><text:span text:style-name="T2">preliminary requirements and solutions </text:span><text:span text:style-name="T2">visions, impacting on $MM deals.</text:span></text:p>
          </draw:text-box>
        </draw:frame>
        <draw:frame draw:style-name="gr2" draw:text-style-name="P3" draw:layer="layout" svg:width="17.033cm" svg:height="0.48cm" svg:x="2.469cm" svg:y="24.684cm">
          <draw:text-box>
            <text:p text:style-name="P1"><text:span text:style-name="T2">- Contributed to Industry Best Practices </text:span><text:span text:style-name="T2">initiative aimed at collecting value </text:span><text:span text:style-name="T2">propositions across verticals.</text:span></text:p>
          </draw:text-box>
        </draw:frame>
        <draw:frame draw:style-name="gr2" draw:text-style-name="P3" draw:layer="layout" svg:width="11.821cm" svg:height="0.48cm" svg:x="2.469cm" svg:y="25.178cm">
          <draw:text-box>
            <text:p text:style-name="P1"><text:span text:style-name="T2">- Awarded of the TAM of the Year 2020 for </text:span><text:span text:style-name="T2">customer and industry focus.</text:span></text:p>
          </draw:text-box>
        </draw:frame>
        <draw:frame draw:style-name="gr2" draw:text-style-name="P3" draw:layer="layout" svg:width="4.676cm" svg:height="0.48cm" svg:x="8.6cm" svg:y="26.561cm">
          <draw:text-box>
            <text:p text:style-name="P1"><text:span text:style-name="T7">Laurent Ntibarikure - page 1</text:span></text:p>
          </draw:text-box>
        </draw:frame>
      </draw:page>
      <draw:page draw:name="page2" draw:style-name="dp1" draw:master-page-name="master-page34">
        <draw:frame draw:style-name="gr4" draw:text-style-name="P5" draw:layer="layout" svg:width="0.634cm" svg:height="0.634cm" svg:x="1.658cm" svg:y="2.069cm">
          <draw:image xlink:href="Pictures/100000000000006400000064D27D28AA.jpg" xlink:type="simple" xlink:show="embed" xlink:actuate="onLoad" draw:mime-type="image/jpeg">
            <text:p/>
          </draw:image>
        </draw:frame>
        <draw:frame draw:style-name="gr5" draw:text-style-name="P6" draw:layer="layout" svg:width="5.15cm" svg:height="0.475cm" svg:x="2.469cm" svg:y="2.104cm">
          <draw:text-box>
            <text:p text:style-name="P1"><text:span text:style-name="T5">Sr. Applications Engineer</text:span></text:p>
          </draw:text-box>
        </draw:frame>
        <draw:frame draw:style-name="gr5" draw:text-style-name="P6" draw:layer="layout" svg:width="1.153cm" svg:height="0.577cm" svg:x="2.469cm" svg:y="2.628cm">
          <draw:text-box>
            <text:p text:style-name="P1"><text:span text:style-name="T6">Ansys</text:span></text:p>
          </draw:text-box>
        </draw:frame>
        <draw:frame draw:style-name="gr2" draw:text-style-name="P3" draw:layer="layout" svg:width="6.225cm" svg:height="0.48cm" svg:x="2.469cm" svg:y="3.228cm">
          <draw:text-box>
            <text:p text:style-name="P1"><text:span text:style-name="T2">Jan 2019 - Mar 2020 (1 year 3 months)</text:span></text:p>
          </draw:text-box>
        </draw:frame>
        <draw:frame draw:style-name="gr2" draw:text-style-name="P3" draw:layer="layout" svg:width="16.059cm" svg:height="0.48cm" svg:x="2.469cm" svg:y="3.722cm">
          <draw:text-box>
            <text:p text:style-name="P1"><text:span text:style-name="T2">Executed on presales activities to </text:span><text:span text:style-name="T2">designers and managers dealing with </text:span><text:span text:style-name="T2">electronic systems across</text:span></text:p>
          </draw:text-box>
        </draw:frame>
        <draw:frame draw:style-name="gr2" draw:text-style-name="P3" draw:layer="layout" svg:width="13.295cm" svg:height="0.48cm" svg:x="2.469cm" svg:y="4.216cm">
          <draw:text-box>
            <text:p text:style-name="P1"><text:span text:style-name="T2">several industries, and provided support </text:span><text:span text:style-name="T2">to existing customer base across EMEA.</text:span></text:p>
          </draw:text-box>
        </draw:frame>
        <draw:frame draw:style-name="gr2" draw:text-style-name="P3" draw:layer="layout" svg:width="16.584cm" svg:height="0.48cm" svg:x="2.469cm" svg:y="4.71cm">
          <draw:text-box>
            <text:p text:style-name="P1"><text:span text:style-name="T2">- Provided support and executed presales </text:span><text:span text:style-name="T2">on high frequency solutions across the </text:span><text:span text:style-name="T2">high-tech intensive</text:span></text:p>
          </draw:text-box>
        </draw:frame>
        <draw:frame draw:style-name="gr2" draw:text-style-name="P3" draw:layer="layout" svg:width="16.444cm" svg:height="0.48cm" svg:x="2.469cm" svg:y="5.204cm">
          <draw:text-box>
            <text:p text:style-name="P1"><text:span text:style-name="T2">BeNeLux territory covering topics from RF </text:span><text:span text:style-name="T2">circuits and antennas, power/signal </text:span><text:span text:style-name="T2">integrity, to EMC and</text:span></text:p>
          </draw:text-box>
        </draw:frame>
        <draw:frame draw:style-name="gr2" draw:text-style-name="P3" draw:layer="layout" svg:width="3.114cm" svg:height="0.48cm" svg:x="2.469cm" svg:y="5.698cm">
          <draw:text-box>
            <text:p text:style-name="P1"><text:span text:style-name="T2">ESD virtual testing.</text:span></text:p>
          </draw:text-box>
        </draw:frame>
        <draw:frame draw:style-name="gr2" draw:text-style-name="P3" draw:layer="layout" svg:width="16.046cm" svg:height="0.48cm" svg:x="2.469cm" svg:y="6.191cm">
          <draw:text-box>
            <text:p text:style-name="P1"><text:span text:style-name="T2">- Executed on 2 winning complex </text:span><text:span text:style-name="T2">benchmarks on automotive and </text:span><text:span text:style-name="T2">consumer electronics antennas</text:span></text:p>
          </draw:text-box>
        </draw:frame>
        <draw:frame draw:style-name="gr2" draw:text-style-name="P3" draw:layer="layout" svg:width="9.747cm" svg:height="0.48cm" svg:x="2.469cm" svg:y="6.685cm">
          <draw:text-box>
            <text:p text:style-name="P1"><text:span text:style-name="T2">integration and radiated emissions EMC </text:span><text:span text:style-name="T2">compliance topics.</text:span></text:p>
          </draw:text-box>
        </draw:frame>
        <draw:frame draw:style-name="gr2" draw:text-style-name="P3" draw:layer="layout" svg:width="16.338cm" svg:height="0.48cm" svg:x="2.469cm" svg:y="7.179cm">
          <draw:text-box>
            <text:p text:style-name="P1"><text:span text:style-name="T2">- Led technical alignment with customer </text:span><text:span text:style-name="T2">towards the delivery of a consulting </text:span><text:span text:style-name="T2">project on automotive</text:span></text:p>
          </draw:text-box>
        </draw:frame>
        <draw:frame draw:style-name="gr2" draw:text-style-name="P3" draw:layer="layout" svg:width="17.126cm" svg:height="0.48cm" svg:x="2.469cm" svg:y="7.673cm">
          <draw:text-box>
            <text:p text:style-name="P1"><text:span text:style-name="T2">electrification, developing a transversal </text:span><text:span text:style-name="T2">flow to predict conducted and radiated </text:span><text:span text:style-name="T2">emissions exploiting low</text:span></text:p>
          </draw:text-box>
        </draw:frame>
        <draw:frame draw:style-name="gr2" draw:text-style-name="P3" draw:layer="layout" svg:width="17.024cm" svg:height="0.48cm" svg:x="2.469cm" svg:y="8.167cm">
          <draw:text-box>
            <text:p text:style-name="P1"><text:span text:style-name="T2">to high frequency solvers; finally delivered </text:span><text:span text:style-name="T2">weekly global sessions with customer's </text:span><text:span text:style-name="T2">technical community</text:span></text:p>
          </draw:text-box>
        </draw:frame>
        <draw:frame draw:style-name="gr4" draw:text-style-name="P5" draw:layer="layout" svg:width="0.634cm" svg:height="0.634cm" svg:x="1.658cm" svg:y="9.887cm">
          <draw:image xlink:href="Pictures/100000000000006400000064F0BE33CF.jpg" xlink:type="simple" xlink:show="embed" xlink:actuate="onLoad" draw:mime-type="image/jpeg">
            <text:p/>
          </draw:image>
        </draw:frame>
        <draw:frame draw:style-name="gr2" draw:text-style-name="P3" draw:layer="layout" svg:width="12.245cm" svg:height="0.48cm" svg:x="2.469cm" svg:y="8.661cm">
          <draw:text-box>
            <text:p text:style-name="P1"><text:span text:style-name="T2">for knowledge transfer and new </text:span><text:span text:style-name="T2">collaboration opportunities identification.</text:span></text:p>
          </draw:text-box>
        </draw:frame>
        <draw:frame draw:style-name="gr5" draw:text-style-name="P6" draw:layer="layout" svg:width="4.798cm" svg:height="0.475cm" svg:x="2.469cm" svg:y="9.922cm">
          <draw:text-box>
            <text:p text:style-name="P1"><text:span text:style-name="T5">Lead Engineer - Testing</text:span></text:p>
          </draw:text-box>
        </draw:frame>
        <draw:frame draw:style-name="gr5" draw:text-style-name="P6" draw:layer="layout" svg:width="2.8cm" svg:height="0.577cm" svg:x="2.469cm" svg:y="10.445cm">
          <draw:text-box>
            <text:p text:style-name="P1"><text:span text:style-name="T6">Baker Hughes</text:span></text:p>
          </draw:text-box>
        </draw:frame>
        <draw:frame draw:style-name="gr2" draw:text-style-name="P3" draw:layer="layout" svg:width="6.377cm" svg:height="0.48cm" svg:x="2.469cm" svg:y="11.046cm">
          <draw:text-box>
            <text:p text:style-name="P1"><text:span text:style-name="T2">Jun 2013 - Dec 2018 (5 years 7 months)</text:span></text:p>
          </draw:text-box>
        </draw:frame>
        <draw:frame draw:style-name="gr2" draw:text-style-name="P3" draw:layer="layout" svg:width="15.483cm" svg:height="0.48cm" svg:x="2.469cm" svg:y="11.54cm">
          <draw:text-box>
            <text:p text:style-name="P1"><text:span text:style-name="T2">Executed on Oil &amp; Gas (and Aviation cross-</text:span><text:span text:style-name="T2">P&amp;L projects) turbomachinery NPI </text:span><text:span text:style-name="T2">validation design</text:span></text:p>
          </draw:text-box>
        </draw:frame>
        <draw:frame draw:style-name="gr2" draw:text-style-name="P3" draw:layer="layout" svg:width="16.385cm" svg:height="0.48cm" svg:x="2.469cm" svg:y="12.033cm">
          <draw:text-box>
            <text:p text:style-name="P1"><text:span text:style-name="T2">activities (10+ projects with $MM CAPEX) </text:span><text:span text:style-name="T2">from electrical, instrumentation and </text:span><text:span text:style-name="T2">controls perspectives,</text:span></text:p>
          </draw:text-box>
        </draw:frame>
        <draw:frame draw:style-name="gr2" draw:text-style-name="P3" draw:layer="layout" svg:width="11.614cm" svg:height="0.48cm" svg:x="2.469cm" svg:y="12.527cm">
          <draw:text-box>
            <text:p text:style-name="P1"><text:span text:style-name="T2">from conceptual design to requisition and </text:span><text:span text:style-name="T2">commissioning supervision.</text:span></text:p>
          </draw:text-box>
        </draw:frame>
        <draw:frame draw:style-name="gr2" draw:text-style-name="P3" draw:layer="layout" svg:width="15.699cm" svg:height="0.48cm" svg:x="2.469cm" svg:y="13.021cm">
          <draw:text-box>
            <text:p text:style-name="P1"><text:span text:style-name="T2">- Introduced to the department high </text:span><text:span text:style-name="T2">frequency equipment (VNA/SA) and </text:span><text:span text:style-name="T2">simulation capabilities</text:span></text:p>
          </draw:text-box>
        </draw:frame>
        <draw:frame draw:style-name="gr2" draw:text-style-name="P3" draw:layer="layout" svg:width="15.72cm" svg:height="0.48cm" svg:x="2.469cm" svg:y="13.515cm">
          <draw:text-box>
            <text:p text:style-name="P1"><text:span text:style-name="T2">(Simulink/LTSpice/HFSS) to address signal </text:span><text:span text:style-name="T2">integrity and electromagnetic </text:span><text:span text:style-name="T2">interference problems.</text:span></text:p>
          </draw:text-box>
        </draw:frame>
        <draw:frame draw:style-name="gr2" draw:text-style-name="P3" draw:layer="layout" svg:width="16.99cm" svg:height="0.48cm" svg:x="2.469cm" svg:y="14.009cm">
          <draw:text-box>
            <text:p text:style-name="P1"><text:span text:style-name="T2">- Developed a commercial simulation </text:span><text:span text:style-name="T2">tools based methodology to mitigate </text:span><text:span text:style-name="T2">measurement systems risks</text:span></text:p>
          </draw:text-box>
        </draw:frame>
        <draw:frame draw:style-name="gr2" draw:text-style-name="P3" draw:layer="layout" svg:width="15.966cm" svg:height="0.48cm" svg:x="2.469cm" svg:y="14.503cm">
          <draw:text-box>
            <text:p text:style-name="P1"><text:span text:style-name="T2">(100's k$ impact on each test) on harsh </text:span><text:span text:style-name="T2">gas turbines environments, assessing </text:span><text:span text:style-name="T2">performances over</text:span></text:p>
          </draw:text-box>
        </draw:frame>
        <draw:frame draw:style-name="gr2" draw:text-style-name="P3" draw:layer="layout" svg:width="4.976cm" svg:height="0.48cm" svg:x="2.469cm" svg:y="14.997cm">
          <draw:text-box>
            <text:p text:style-name="P1"><text:span text:style-name="T2">multiple operating conditions.</text:span></text:p>
          </draw:text-box>
        </draw:frame>
        <draw:frame draw:style-name="gr2" draw:text-style-name="P3" draw:layer="layout" svg:width="16.736cm" svg:height="0.48cm" svg:x="2.469cm" svg:y="15.491cm">
          <draw:text-box>
            <text:p text:style-name="P1"><text:span text:style-name="T2">- Led the development of industrial, ATEX </text:span><text:span text:style-name="T2">compliant, distributed data acquisition </text:span><text:span text:style-name="T2">systems to speed-up</text:span></text:p>
          </draw:text-box>
        </draw:frame>
        <draw:frame draw:style-name="gr2" draw:text-style-name="P3" draw:layer="layout" svg:width="6.399cm" svg:height="0.48cm" svg:x="2.469cm" svg:y="15.985cm">
          <draw:text-box>
            <text:p text:style-name="P1"><text:span text:style-name="T2">tests execution from months to weeks.</text:span></text:p>
          </draw:text-box>
        </draw:frame>
        <draw:frame draw:style-name="gr2" draw:text-style-name="P3" draw:layer="layout" svg:width="16cm" svg:height="0.48cm" svg:x="2.469cm" svg:y="16.478cm">
          <draw:text-box>
            <text:p text:style-name="P1"><text:span text:style-name="T2">- Resolved 5+ electromagnetic </text:span><text:span text:style-name="T2">interference issues in both NPI validations </text:span><text:span text:style-name="T2">and Factory Acceptance</text:span></text:p>
          </draw:text-box>
        </draw:frame>
        <draw:frame draw:style-name="gr2" draw:text-style-name="P3" draw:layer="layout" svg:width="14.802cm" svg:height="0.48cm" svg:x="2.469cm" svg:y="16.972cm">
          <draw:text-box>
            <text:p text:style-name="P1"><text:span text:style-name="T2">Tests (with external customer), generating </text:span><text:span text:style-name="T2">RCA reports and contributing to best </text:span><text:span text:style-name="T2">practices.</text:span></text:p>
          </draw:text-box>
        </draw:frame>
        <draw:frame draw:style-name="gr2" draw:text-style-name="P3" draw:layer="layout" svg:width="16.288cm" svg:height="0.48cm" svg:x="2.469cm" svg:y="17.466cm">
          <draw:text-box>
            <text:p text:style-name="P1"><text:span text:style-name="T2">- Received innovation award based on the </text:span><text:span text:style-name="T2">patent disclosure of the "Structural </text:span><text:span text:style-name="T2">Vibration Monitoring</text:span></text:p>
          </draw:text-box>
        </draw:frame>
        <draw:frame draw:style-name="gr4" draw:text-style-name="P5" draw:layer="layout" svg:width="0.634cm" svg:height="0.634cm" svg:x="1.658cm" svg:y="19.186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12.27cm" svg:height="0.48cm" svg:x="2.469cm" svg:y="17.96cm">
          <draw:text-box>
            <text:p text:style-name="P1"><text:span text:style-name="T2">System" and over 6 rewards for innovative </text:span><text:span text:style-name="T2">solutions and customer impact.</text:span></text:p>
          </draw:text-box>
        </draw:frame>
        <draw:frame draw:style-name="gr5" draw:text-style-name="P6" draw:layer="layout" svg:width="3.998cm" svg:height="0.475cm" svg:x="2.469cm" svg:y="19.221cm">
          <draw:text-box>
            <text:p text:style-name="P1"><text:span text:style-name="T5">Startup Co-Founder</text:span></text:p>
          </draw:text-box>
        </draw:frame>
        <draw:frame draw:style-name="gr5" draw:text-style-name="P6" draw:layer="layout" svg:width="6.259cm" svg:height="0.577cm" svg:x="2.469cm" svg:y="19.744cm">
          <draw:text-box>
            <text:p text:style-name="P1"><text:span text:style-name="T6">Università degli Studi di Firenze</text:span></text:p>
          </draw:text-box>
        </draw:frame>
        <draw:frame draw:style-name="gr2" draw:text-style-name="P3" draw:layer="layout" svg:width="5.946cm" svg:height="0.48cm" svg:x="2.469cm" svg:y="20.345cm">
          <draw:text-box>
            <text:p text:style-name="P1"><text:span text:style-name="T2">Jun 2012 - Jun 2013 (1 year 1 month)</text:span></text:p>
          </draw:text-box>
        </draw:frame>
        <draw:frame draw:style-name="gr2" draw:text-style-name="P3" draw:layer="layout" svg:width="15.551cm" svg:height="0.48cm" svg:x="2.469cm" svg:y="20.839cm">
          <draw:text-box>
            <text:p text:style-name="P1"><text:span text:style-name="T2">Initiated a IUF/CsaVRI spin-off, namely </text:span><text:span text:style-name="T2">“ElectroSoft”, building up on a business </text:span><text:span text:style-name="T2">model aimed at</text:span></text:p>
          </draw:text-box>
        </draw:frame>
        <draw:frame draw:style-name="gr2" draw:text-style-name="P3" draw:layer="layout" svg:width="15.411cm" svg:height="0.48cm" svg:x="2.469cm" svg:y="21.333cm">
          <draw:text-box>
            <text:p text:style-name="P1"><text:span text:style-name="T2">enabling industry customers with efficient </text:span><text:span text:style-name="T2">numerical codes to tackle ad-hoc design </text:span><text:span text:style-name="T2">problems.</text:span></text:p>
          </draw:text-box>
        </draw:frame>
        <draw:frame draw:style-name="gr2" draw:text-style-name="P3" draw:layer="layout" svg:width="17.155cm" svg:height="0.48cm" svg:x="2.469cm" svg:y="21.827cm">
          <draw:text-box>
            <text:p text:style-name="P1"><text:span text:style-name="T2">- Led team promotion, value proposition </text:span><text:span text:style-name="T2">pitches to business angels and first </text:span><text:span text:style-name="T2">opportunities development</text:span></text:p>
          </draw:text-box>
        </draw:frame>
        <draw:frame draw:style-name="gr4" draw:text-style-name="P5" draw:layer="layout" svg:width="0.634cm" svg:height="0.634cm" svg:x="1.658cm" svg:y="23.546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3.897cm" svg:height="0.48cm" svg:x="2.469cm" svg:y="22.32cm">
          <draw:text-box>
            <text:p text:style-name="P1"><text:span text:style-name="T2">in the defense industry.</text:span></text:p>
          </draw:text-box>
        </draw:frame>
        <draw:frame draw:style-name="gr5" draw:text-style-name="P6" draw:layer="layout" svg:width="4.142cm" svg:height="0.475cm" svg:x="2.469cm" svg:y="23.581cm">
          <draw:text-box>
            <text:p text:style-name="P1"><text:span text:style-name="T5">Doctoral Researcher</text:span></text:p>
          </draw:text-box>
        </draw:frame>
        <draw:frame draw:style-name="gr5" draw:text-style-name="P6" draw:layer="layout" svg:width="6.259cm" svg:height="0.577cm" svg:x="2.469cm" svg:y="24.105cm">
          <draw:text-box>
            <text:p text:style-name="P1"><text:span text:style-name="T6">Università degli Studi di Firenze</text:span></text:p>
          </draw:text-box>
        </draw:frame>
        <draw:frame draw:style-name="gr2" draw:text-style-name="P3" draw:layer="layout" svg:width="6.263cm" svg:height="0.48cm" svg:x="2.469cm" svg:y="24.705cm">
          <draw:text-box>
            <text:p text:style-name="P1"><text:span text:style-name="T2">Jan 2011 - Jun 2013 (2 years 6 months)</text:span></text:p>
          </draw:text-box>
        </draw:frame>
        <draw:frame draw:style-name="gr2" draw:text-style-name="P3" draw:layer="layout" svg:width="4.676cm" svg:height="0.48cm" svg:x="8.6cm" svg:y="26.561cm">
          <draw:text-box>
            <text:p text:style-name="P1"><text:span text:style-name="T7">Laurent Ntibarikure - page 2</text:span></text:p>
          </draw:text-box>
        </draw:frame>
      </draw:page>
      <draw:page draw:name="page3" draw:style-name="dp1" draw:master-page-name="master-page37">
        <draw:frame draw:style-name="gr2" draw:text-style-name="P3" draw:layer="layout" svg:width="16.343cm" svg:height="0.48cm" svg:x="2.469cm" svg:y="1.902cm">
          <draw:text-box>
            <text:p text:style-name="P1"><text:span text:style-name="T2">Researched on applied &amp; computational </text:span><text:span text:style-name="T2">electromagnetics for various problems, </text:span><text:span text:style-name="T2">divulgating on 10+</text:span></text:p>
          </draw:text-box>
        </draw:frame>
        <draw:frame draw:style-name="gr2" draw:text-style-name="P3" draw:layer="layout" svg:width="16.99cm" svg:height="0.48cm" svg:x="2.469cm" svg:y="2.396cm">
          <draw:text-box>
            <text:p text:style-name="P1"><text:span text:style-name="T2">presentations and peer-reviewed papers, </text:span><text:span text:style-name="T2">advising BEng/MEng student thesis, </text:span><text:span text:style-name="T2">delivering class practices</text:span></text:p>
          </draw:text-box>
        </draw:frame>
        <draw:frame draw:style-name="gr2" draw:text-style-name="P3" draw:layer="layout" svg:width="6.661cm" svg:height="0.48cm" svg:x="2.469cm" svg:y="2.889cm">
          <draw:text-box>
            <text:p text:style-name="P1"><text:span text:style-name="T2">and seminars, supporting examinations.</text:span></text:p>
          </draw:text-box>
        </draw:frame>
        <draw:frame draw:style-name="gr2" draw:text-style-name="P3" draw:layer="layout" svg:width="16.889cm" svg:height="0.48cm" svg:x="2.469cm" svg:y="3.383cm">
          <draw:text-box>
            <text:p text:style-name="P1"><text:span text:style-name="T2">- Developed from scratch high-frequency </text:span><text:span text:style-name="T2">electromagnetics finite element C++ code </text:span><text:span text:style-name="T2">(FES) to investigate</text:span></text:p>
          </draw:text-box>
        </draw:frame>
        <draw:frame draw:style-name="gr2" draw:text-style-name="P3" draw:layer="layout" svg:width="9.044cm" svg:height="0.48cm" svg:x="2.469cm" svg:y="3.877cm">
          <draw:text-box>
            <text:p text:style-name="P1"><text:span text:style-name="T2">on domain decomposition and nonlinear </text:span><text:span text:style-name="T2">formulations.</text:span></text:p>
          </draw:text-box>
        </draw:frame>
        <draw:frame draw:style-name="gr2" draw:text-style-name="P3" draw:layer="layout" svg:width="16.537cm" svg:height="0.48cm" svg:x="2.469cm" svg:y="4.371cm">
          <draw:text-box>
            <text:p text:style-name="P1"><text:span text:style-name="T2">- Architected and demonstrated a </text:span><text:span text:style-name="T2">methodology exploiting COMSOL </text:span><text:span text:style-name="T2">Multiphysics and Ansys HFSS for</text:span></text:p>
          </draw:text-box>
        </draw:frame>
        <draw:frame draw:style-name="gr2" draw:text-style-name="P3" draw:layer="layout" svg:width="16.398cm" svg:height="0.48cm" svg:x="2.469cm" svg:y="4.865cm">
          <draw:text-box>
            <text:p text:style-name="P1"><text:span text:style-name="T2">electromagnetic compatibility in variable </text:span><text:span text:style-name="T2">speed drive systems, as part of GE/Nuovo </text:span><text:span text:style-name="T2">Pignone funded</text:span></text:p>
          </draw:text-box>
        </draw:frame>
        <draw:frame draw:style-name="gr2" draw:text-style-name="P3" draw:layer="layout" svg:width="2.03cm" svg:height="0.48cm" svg:x="2.469cm" svg:y="5.359cm">
          <draw:text-box>
            <text:p text:style-name="P1"><text:span text:style-name="T2">PhD project.</text:span></text:p>
          </draw:text-box>
        </draw:frame>
        <draw:frame draw:style-name="gr4" draw:text-style-name="P5" draw:layer="layout" svg:width="0.634cm" svg:height="0.634cm" svg:x="1.658cm" svg:y="7.078cm">
          <draw:image xlink:href="Pictures/1000000000000064000000648D27F910.jpg" xlink:type="simple" xlink:show="embed" xlink:actuate="onLoad" draw:mime-type="image/jpeg">
            <text:p/>
          </draw:image>
        </draw:frame>
        <draw:frame draw:style-name="gr2" draw:text-style-name="P3" draw:layer="layout" svg:width="14.963cm" svg:height="0.48cm" svg:x="2.469cm" svg:y="5.853cm">
          <draw:text-box>
            <text:p text:style-name="P1"><text:span text:style-name="T2">- Awarded of the Barzilai Prize for young </text:span><text:span text:style-name="T2">researchers by the Italian Electromagnetic </text:span><text:span text:style-name="T2">Society</text:span></text:p>
          </draw:text-box>
        </draw:frame>
        <draw:frame draw:style-name="gr5" draw:text-style-name="P6" draw:layer="layout" svg:width="3.952cm" svg:height="0.475cm" svg:x="2.469cm" svg:y="7.114cm">
          <draw:text-box>
            <text:p text:style-name="P1"><text:span text:style-name="T5">Visiting Researcher</text:span></text:p>
          </draw:text-box>
        </draw:frame>
        <draw:frame draw:style-name="gr5" draw:text-style-name="P6" draw:layer="layout" svg:width="5.277cm" svg:height="0.577cm" svg:x="2.469cm" svg:y="7.637cm">
          <draw:text-box>
            <text:p text:style-name="P1"><text:span text:style-name="T6">Universität des Saarlandes</text:span></text:p>
          </draw:text-box>
        </draw:frame>
        <draw:frame draw:style-name="gr2" draw:text-style-name="P3" draw:layer="layout" svg:width="5.116cm" svg:height="0.48cm" svg:x="2.469cm" svg:y="8.238cm">
          <draw:text-box>
            <text:p text:style-name="P1"><text:span text:style-name="T2">Oct 2009 - Feb 2010 (5 months)</text:span></text:p>
          </draw:text-box>
        </draw:frame>
        <draw:frame draw:style-name="gr2" draw:text-style-name="P3" draw:layer="layout" svg:width="16.885cm" svg:height="0.48cm" svg:x="2.469cm" svg:y="8.731cm">
          <draw:text-box>
            <text:p text:style-name="P1"><text:span text:style-name="T2">Model order reduction in finite element </text:span><text:span text:style-name="T2">analysis of antenna arrays for fast and </text:span><text:span text:style-name="T2">accurate beamforming.</text:span></text:p>
          </draw:text-box>
        </draw:frame>
        <draw:frame draw:style-name="gr2" draw:text-style-name="P3" draw:layer="layout" svg:width="17.227cm" svg:height="0.48cm" svg:x="2.469cm" svg:y="9.225cm">
          <draw:text-box>
            <text:p text:style-name="P1"><text:span text:style-name="T2">- Implemented a Matlab code exploiting </text:span><text:span text:style-name="T2">equivalence principle and finite element </text:span><text:span text:style-name="T2">algebraic framework to</text:span></text:p>
          </draw:text-box>
        </draw:frame>
        <draw:frame draw:style-name="gr2" draw:text-style-name="P3" draw:layer="layout" svg:width="17.164cm" svg:height="0.48cm" svg:x="2.469cm" svg:y="9.719cm">
          <draw:text-box>
            <text:p text:style-name="P1"><text:span text:style-name="T2">enable a 3000x matrix reduction and 300x </text:span><text:span text:style-name="T2">speedup, allowing for fast pattern </text:span><text:span text:style-name="T2">computation on MCU/MPU</text:span></text:p>
          </draw:text-box>
        </draw:frame>
        <draw:frame draw:style-name="gr4" draw:text-style-name="P5" draw:layer="layout" svg:width="0.634cm" svg:height="0.634cm" svg:x="1.658cm" svg:y="11.439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3.105cm" svg:height="0.48cm" svg:x="2.469cm" svg:y="10.213cm">
          <draw:text-box>
            <text:p text:style-name="P1"><text:span text:style-name="T2">(a few MB of RAM).</text:span></text:p>
          </draw:text-box>
        </draw:frame>
        <draw:frame draw:style-name="gr5" draw:text-style-name="P6" draw:layer="layout" svg:width="7.55cm" svg:height="0.475cm" svg:x="2.469cm" svg:y="11.474cm">
          <draw:text-box>
            <text:p text:style-name="P1"><text:span text:style-name="T5">Research And Development </text:span><text:span text:style-name="T5">Engineer</text:span></text:p>
          </draw:text-box>
        </draw:frame>
        <draw:frame draw:style-name="gr5" draw:text-style-name="P6" draw:layer="layout" svg:width="6.259cm" svg:height="0.577cm" svg:x="2.469cm" svg:y="11.997cm">
          <draw:text-box>
            <text:p text:style-name="P1"><text:span text:style-name="T6">Università degli Studi di Firenze</text:span></text:p>
          </draw:text-box>
        </draw:frame>
        <draw:frame draw:style-name="gr2" draw:text-style-name="P3" draw:layer="layout" svg:width="5.234cm" svg:height="0.48cm" svg:x="2.469cm" svg:y="12.598cm">
          <draw:text-box>
            <text:p text:style-name="P1"><text:span text:style-name="T2">Dec 2007 - Mar 2008 (4 months)</text:span></text:p>
          </draw:text-box>
        </draw:frame>
        <draw:frame draw:style-name="gr2" draw:text-style-name="P3" draw:layer="layout" svg:width="16.432cm" svg:height="0.48cm" svg:x="2.469cm" svg:y="13.092cm">
          <draw:text-box>
            <text:p text:style-name="P1"><text:span text:style-name="T2">Wireless connectivity of a battery-</text:span><text:span text:style-name="T2">powered avalanche rescue ground </text:span><text:span text:style-name="T2">penetrating radar (vital signals</text:span></text:p>
          </draw:text-box>
        </draw:frame>
        <draw:frame draw:style-name="gr2" draw:text-style-name="P3" draw:layer="layout" svg:width="1.755cm" svg:height="0.48cm" svg:x="2.469cm" svg:y="13.586cm">
          <draw:text-box>
            <text:p text:style-name="P1"><text:span text:style-name="T2">detection).</text:span></text:p>
          </draw:text-box>
        </draw:frame>
        <draw:frame draw:style-name="gr2" draw:text-style-name="P3" draw:layer="layout" svg:width="16.83cm" svg:height="0.48cm" svg:x="2.469cm" svg:y="14.08cm">
          <draw:text-box>
            <text:p text:style-name="P1"><text:span text:style-name="T2">- Executed the design and assembly of an </text:span><text:span text:style-name="T2">ISM 868 MHz serial modem PCB prototype </text:span><text:span text:style-name="T2">with off-the-shelf</text:span></text:p>
          </draw:text-box>
        </draw:frame>
        <draw:frame draw:style-name="gr2" draw:text-style-name="P3" draw:layer="layout" svg:width="16.91cm" svg:height="0.48cm" svg:x="2.469cm" svg:y="14.573cm">
          <draw:text-box>
            <text:p text:style-name="P1"><text:span text:style-name="T2">MCU and Radio (sub-GHz RFFE), and </text:span><text:span text:style-name="T2">optimized the firmware for fast full-</text:span><text:span text:style-name="T2">duplex/half-duplex conversion</text:span></text:p>
          </draw:text-box>
        </draw:frame>
        <draw:frame draw:style-name="gr2" draw:text-style-name="P3" draw:layer="layout" svg:width="1.162cm" svg:height="0.48cm" svg:x="2.469cm" svg:y="15.067cm">
          <draw:text-box>
            <text:p text:style-name="P1"><text:span text:style-name="T2">timing.</text:span></text:p>
          </draw:text-box>
        </draw:frame>
        <draw:frame draw:style-name="gr4" draw:text-style-name="P5" draw:layer="layout" svg:width="0.634cm" svg:height="0.634cm" svg:x="1.658cm" svg:y="16.999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3" draw:text-style-name="P4" draw:layer="layout" svg:width="2.394cm" svg:height="0.556cm" svg:x="1.693cm" svg:y="16.198cm">
          <draw:text-box>
            <text:p text:style-name="P1"><text:span text:style-name="T4">Education</text:span></text:p>
          </draw:text-box>
        </draw:frame>
        <draw:frame draw:style-name="gr5" draw:text-style-name="P6" draw:layer="layout" svg:width="6.42cm" svg:height="0.475cm" svg:x="2.469cm" svg:y="17.035cm">
          <draw:text-box>
            <text:p text:style-name="P1"><text:span text:style-name="T5">Università degli Studi di Firenze</text:span></text:p>
          </draw:text-box>
        </draw:frame>
        <draw:frame draw:style-name="gr5" draw:text-style-name="P6" draw:layer="layout" svg:width="10.238cm" svg:height="0.577cm" svg:x="2.469cm" svg:y="17.558cm">
          <draw:text-box>
            <text:p text:style-name="P1"><text:span text:style-name="T6">Doctor of Philosophy - PhD, </text:span><text:span text:style-name="T6">Electronics Engineering</text:span></text:p>
          </draw:text-box>
        </draw:frame>
        <draw:frame draw:style-name="gr2" draw:text-style-name="P3" draw:layer="layout" svg:width="3.194cm" svg:height="0.48cm" svg:x="2.469cm" svg:y="18.158cm">
          <draw:text-box>
            <text:p text:style-name="P1"><text:span text:style-name="T2">Jan 2011 - Feb 2014</text:span></text:p>
          </draw:text-box>
        </draw:frame>
        <draw:frame draw:style-name="gr4" draw:text-style-name="P5" draw:layer="layout" svg:width="0.634cm" svg:height="0.634cm" svg:x="1.658cm" svg:y="19.878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8.1cm" svg:height="0.48cm" svg:x="2.469cm" svg:y="18.652cm">
          <draw:text-box>
            <text:p text:style-name="P1"><text:span text:style-name="T2">School of "RF, Microwaves and </text:span><text:span text:style-name="T2">Electromagnetics"</text:span></text:p>
          </draw:text-box>
        </draw:frame>
        <draw:frame draw:style-name="gr5" draw:text-style-name="P6" draw:layer="layout" svg:width="6.42cm" svg:height="0.475cm" svg:x="2.469cm" svg:y="19.913cm">
          <draw:text-box>
            <text:p text:style-name="P1"><text:span text:style-name="T5">Università degli Studi di Firenze</text:span></text:p>
          </draw:text-box>
        </draw:frame>
        <draw:frame draw:style-name="gr5" draw:text-style-name="P6" draw:layer="layout" svg:width="8.151cm" svg:height="0.577cm" svg:x="2.469cm" svg:y="20.437cm">
          <draw:text-box>
            <text:p text:style-name="P1"><text:span text:style-name="T6">Master's Degree, Electronics </text:span><text:span text:style-name="T6">Engineering</text:span></text:p>
          </draw:text-box>
        </draw:frame>
        <draw:frame draw:style-name="gr2" draw:text-style-name="P3" draw:layer="layout" svg:width="3.241cm" svg:height="0.48cm" svg:x="2.469cm" svg:y="21.037cm">
          <draw:text-box>
            <text:p text:style-name="P1"><text:span text:style-name="T2">Oct 2007 - Apr 2010</text:span></text:p>
          </draw:text-box>
        </draw:frame>
        <draw:frame draw:style-name="gr2" draw:text-style-name="P3" draw:layer="layout" svg:width="16.216cm" svg:height="0.48cm" svg:x="2.469cm" svg:y="21.531cm">
          <draw:text-box>
            <text:p text:style-name="P1"><text:span text:style-name="T2">Erasmus Placement/LLP framework thesis </text:span><text:span text:style-name="T2">semester at Universität des Saarlandes </text:span><text:span text:style-name="T2">(Sept 2009 - Mar</text:span></text:p>
          </draw:text-box>
        </draw:frame>
        <draw:frame draw:style-name="gr2" draw:text-style-name="P3" draw:layer="layout" svg:width="0.908cm" svg:height="0.48cm" svg:x="2.469cm" svg:y="22.025cm">
          <draw:text-box>
            <text:p text:style-name="P1"><text:span text:style-name="T2">2010)</text:span></text:p>
          </draw:text-box>
        </draw:frame>
        <draw:frame draw:style-name="gr4" draw:text-style-name="P5" draw:layer="layout" svg:width="0.634cm" svg:height="0.634cm" svg:x="1.658cm" svg:y="23.957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3" draw:text-style-name="P4" draw:layer="layout" svg:width="5.916cm" svg:height="0.556cm" svg:x="1.693cm" svg:y="23.156cm">
          <draw:text-box>
            <text:p text:style-name="P1"><text:span text:style-name="T4">Licenses &amp; Certifications</text:span></text:p>
          </draw:text-box>
        </draw:frame>
        <draw:frame draw:style-name="gr5" draw:text-style-name="P6" draw:layer="layout" svg:width="4.468cm" svg:height="0.475cm" svg:x="2.469cm" svg:y="23.992cm">
          <draw:text-box>
            <text:p text:style-name="P1"><text:span text:style-name="T5">Professional Engineer</text:span></text:p>
          </draw:text-box>
        </draw:frame>
        <draw:frame draw:style-name="gr5" draw:text-style-name="P6" draw:layer="layout" svg:width="6.614cm" svg:height="0.577cm" svg:x="6.934cm" svg:y="23.923cm">
          <draw:text-box>
            <text:p text:style-name="P1"><text:span text:style-name="T6"><text:s/></text:span><text:span text:style-name="T6">- Università degli Studi di Firenze</text:span></text:p>
          </draw:text-box>
        </draw:frame>
        <draw:frame draw:style-name="gr2" draw:text-style-name="P3" draw:layer="layout" svg:width="3.605cm" svg:height="0.48cm" svg:x="2.469cm" svg:y="24.523cm">
          <draw:text-box>
            <text:p text:style-name="P1"><text:span text:style-name="T2">ES2010277049000038</text:span></text:p>
          </draw:text-box>
        </draw:frame>
        <draw:frame draw:style-name="gr3" draw:text-style-name="P4" draw:layer="layout" svg:width="1.293cm" svg:height="0.556cm" svg:x="1.693cm" svg:y="25.654cm">
          <draw:text-box>
            <text:p text:style-name="P1"><text:span text:style-name="T4">Skills</text:span></text:p>
          </draw:text-box>
        </draw:frame>
        <draw:frame draw:style-name="gr2" draw:text-style-name="P3" draw:layer="layout" svg:width="4.676cm" svg:height="0.48cm" svg:x="8.6cm" svg:y="26.561cm">
          <draw:text-box>
            <text:p text:style-name="P1"><text:span text:style-name="T7">Laurent Ntibarikure - page 3</text:span></text:p>
          </draw:text-box>
        </draw:frame>
      </draw:page>
      <draw:page draw:name="page4" draw:style-name="dp1" draw:master-page-name="master-page37">
        <draw:frame draw:style-name="gr2" draw:text-style-name="P3" draw:layer="layout" svg:width="17.884cm" svg:height="0.48cm" svg:x="1.905cm" svg:y="1.902cm">
          <draw:text-box>
            <text:p text:style-name="P1"><text:span text:style-name="T2">Engineering <text:s text:c="2"/>• <text:s text:c="2"/>Management <text:s text:c="2"/>• <text:s text:c="2"/>RF <text:s text:c="2"/>• <text:s text:c="2"/></text:span><text:span text:style-name="T2">Electronics <text:s text:c="2"/>• <text:s text:c="2"/>Semiconductors <text:s text:c="2"/>• <text:s text:c="2"/>Sales <text:s text:c="2"/></text:span><text:span text:style-name="T2">• <text:s text:c="2"/>Leadership <text:s text:c="2"/>• <text:s text:c="2"/>Strategy</text:span></text:p>
          </draw:text-box>
        </draw:frame>
        <draw:frame draw:style-name="gr2" draw:text-style-name="P3" draw:layer="layout" svg:width="8.667cm" svg:height="0.48cm" svg:x="1.905cm" svg:y="2.396cm">
          <draw:text-box>
            <text:p text:style-name="P1"><text:span text:style-name="T2"><text:s text:c="2"/>• <text:s text:c="2"/></text:span><text:span text:style-name="T2">Customer Satisfaction <text:s text:c="2"/>• <text:s text:c="2"/>Finite </text:span><text:span text:style-name="T2">Element Analysis</text:span></text:p>
          </draw:text-box>
        </draw:frame>
        <draw:frame draw:style-name="gr3" draw:text-style-name="P4" draw:layer="layout" svg:width="4.155cm" svg:height="0.556cm" svg:x="1.693cm" svg:y="3.527cm">
          <draw:text-box>
            <text:p text:style-name="P1"><text:span text:style-name="T4">Honors &amp; Awards</text:span></text:p>
          </draw:text-box>
        </draw:frame>
        <draw:frame draw:style-name="gr5" draw:text-style-name="P6" draw:layer="layout" svg:width="4.257cm" svg:height="0.475cm" svg:x="2.469cm" svg:y="4.363cm">
          <draw:text-box>
            <text:p text:style-name="P1"><text:span text:style-name="T5">Giorgio Barzilai Prize</text:span></text:p>
          </draw:text-box>
        </draw:frame>
        <draw:frame draw:style-name="gr5" draw:text-style-name="P6" draw:layer="layout" svg:width="7.804cm" svg:height="0.577cm" svg:x="6.722cm" svg:y="4.293cm">
          <draw:text-box>
            <text:p text:style-name="P1"><text:span text:style-name="T6"><text:s/></text:span><text:span text:style-name="T6">- Società Italiana di </text:span><text:span text:style-name="T6">Elettromagnetismo</text:span></text:p>
          </draw:text-box>
        </draw:frame>
        <draw:frame draw:style-name="gr2" draw:text-style-name="P3" draw:layer="layout" svg:width="1.501cm" svg:height="0.48cm" svg:x="2.469cm" svg:y="4.894cm">
          <draw:text-box>
            <text:p text:style-name="P1"><text:span text:style-name="T2">Sep 2012</text:span></text:p>
          </draw:text-box>
        </draw:frame>
        <draw:frame draw:style-name="gr2" draw:text-style-name="P3" draw:layer="layout" svg:width="17.067cm" svg:height="0.48cm" svg:x="2.469cm" svg:y="5.388cm">
          <draw:text-box>
            <text:p text:style-name="P1"><text:span text:style-name="T2">Best paper award for young researchers, </text:span><text:span text:style-name="T2">for the work "Model order reduction in </text:span><text:span text:style-name="T2">Finite Element analysis</text:span></text:p>
          </draw:text-box>
        </draw:frame>
        <draw:frame draw:style-name="gr4" draw:text-style-name="P5" draw:layer="layout" svg:width="0.634cm" svg:height="0.634cm" svg:x="1.658cm" svg:y="7.107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9.006cm" svg:height="0.48cm" svg:x="2.469cm" svg:y="5.882cm">
          <draw:text-box>
            <text:p text:style-name="P1"><text:span text:style-name="T2">of phased array antennas" presented at </text:span><text:span text:style-name="T2">the XIX RiNEm</text:span></text:p>
          </draw:text-box>
        </draw:frame>
        <draw:frame draw:style-name="gr5" draw:text-style-name="P6" draw:layer="layout" svg:width="6.115cm" svg:height="0.475cm" svg:x="2.469cm" svg:y="7.143cm">
          <draw:text-box>
            <text:p text:style-name="P1"><text:span text:style-name="T5">LLP/Erasmus Placement grant</text:span></text:p>
          </draw:text-box>
        </draw:frame>
        <draw:frame draw:style-name="gr5" draw:text-style-name="P6" draw:layer="layout" svg:width="6.614cm" svg:height="0.577cm" svg:x="8.581cm" svg:y="7.073cm">
          <draw:text-box>
            <text:p text:style-name="P1"><text:span text:style-name="T6"><text:s/></text:span><text:span text:style-name="T6">- Università degli Studi di Firenze</text:span></text:p>
          </draw:text-box>
        </draw:frame>
        <draw:frame draw:style-name="gr2" draw:text-style-name="P3" draw:layer="layout" svg:width="1.467cm" svg:height="0.48cm" svg:x="2.469cm" svg:y="7.674cm">
          <draw:text-box>
            <text:p text:style-name="P1"><text:span text:style-name="T2">Oct 2009</text:span></text:p>
          </draw:text-box>
        </draw:frame>
        <draw:frame draw:style-name="gr4" draw:text-style-name="P5" draw:layer="layout" svg:width="0.634cm" svg:height="0.634cm" svg:x="1.658cm" svg:y="9.393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11.606cm" svg:height="0.48cm" svg:x="2.469cm" svg:y="8.168cm">
          <draw:text-box>
            <text:p text:style-name="P1"><text:span text:style-name="T2">Thesis work semester relocation support </text:span><text:span text:style-name="T2">at Universität des Saarlandes</text:span></text:p>
          </draw:text-box>
        </draw:frame>
        <draw:frame draw:style-name="gr5" draw:text-style-name="P6" draw:layer="layout" svg:width="2.737cm" svg:height="0.475cm" svg:x="2.469cm" svg:y="9.429cm">
          <draw:text-box>
            <text:p text:style-name="P1"><text:span text:style-name="T5">Dean's listing</text:span></text:p>
          </draw:text-box>
        </draw:frame>
        <draw:frame draw:style-name="gr5" draw:text-style-name="P6" draw:layer="layout" svg:width="6.614cm" svg:height="0.577cm" svg:x="5.202cm" svg:y="9.359cm">
          <draw:text-box>
            <text:p text:style-name="P1"><text:span text:style-name="T6"><text:s/></text:span><text:span text:style-name="T6">- Università degli Studi di Firenze</text:span></text:p>
          </draw:text-box>
        </draw:frame>
        <draw:frame draw:style-name="gr2" draw:text-style-name="P3" draw:layer="layout" svg:width="1.479cm" svg:height="0.48cm" svg:x="2.469cm" svg:y="9.96cm">
          <draw:text-box>
            <text:p text:style-name="P1"><text:span text:style-name="T2">Apr 2010</text:span></text:p>
          </draw:text-box>
        </draw:frame>
        <draw:frame draw:style-name="gr2" draw:text-style-name="P3" draw:layer="layout" svg:width="16.559cm" svg:height="0.48cm" svg:x="2.469cm" svg:y="10.454cm">
          <draw:text-box>
            <text:p text:style-name="P1"><text:span text:style-name="T2">Commissione di Laurea Specialistica in </text:span><text:span text:style-name="T2">Ingegneria Elettronica presieduta dal </text:span><text:span text:style-name="T2">Prof. Piero Tortoli (Prot.</text:span></text:p>
          </draw:text-box>
        </draw:frame>
        <draw:frame draw:style-name="gr4" draw:text-style-name="P5" draw:layer="layout" svg:width="0.634cm" svg:height="0.634cm" svg:x="1.658cm" svg:y="12.173cm">
          <draw:image xlink:href="Pictures/100000000000006400000064CDC5A5FC.jpg" xlink:type="simple" xlink:show="embed" xlink:actuate="onLoad" draw:mime-type="image/jpeg">
            <text:p/>
          </draw:image>
        </draw:frame>
        <draw:frame draw:style-name="gr2" draw:text-style-name="P3" draw:layer="layout" svg:width="6.987cm" svg:height="0.48cm" svg:x="2.469cm" svg:y="10.948cm">
          <draw:text-box>
            <text:p text:style-name="P1"><text:span text:style-name="T2">1051 n. class. III/9.1.2 del 24 Maggio 2010)</text:span></text:p>
          </draw:text-box>
        </draw:frame>
        <draw:frame draw:style-name="gr5" draw:text-style-name="P6" draw:layer="layout" svg:width="3.859cm" svg:height="0.475cm" svg:x="2.469cm" svg:y="12.209cm">
          <draw:text-box>
            <text:p text:style-name="P1"><text:span text:style-name="T5">Ph.D. studies grant</text:span></text:p>
          </draw:text-box>
        </draw:frame>
        <draw:frame draw:style-name="gr5" draw:text-style-name="P6" draw:layer="layout" svg:width="6.614cm" svg:height="0.577cm" svg:x="6.323cm" svg:y="12.139cm">
          <draw:text-box>
            <text:p text:style-name="P1"><text:span text:style-name="T6"><text:s/></text:span><text:span text:style-name="T6">- Università degli Studi di Firenze</text:span></text:p>
          </draw:text-box>
        </draw:frame>
        <draw:frame draw:style-name="gr2" draw:text-style-name="P3" draw:layer="layout" svg:width="1.518cm" svg:height="0.48cm" svg:x="2.469cm" svg:y="12.74cm">
          <draw:text-box>
            <text:p text:style-name="P1"><text:span text:style-name="T2">Dec 2010</text:span></text:p>
          </draw:text-box>
        </draw:frame>
        <draw:frame draw:style-name="gr2" draw:text-style-name="P3" draw:layer="layout" svg:width="16.635cm" svg:height="0.48cm" svg:x="2.469cm" svg:y="13.234cm">
          <draw:text-box>
            <text:p text:style-name="P1"><text:span text:style-name="T2">Full tuition fees and allowance for </text:span><text:span text:style-name="T2">research on Electromagnetic </text:span><text:span text:style-name="T2">Compatibility modeling techniques in</text:span></text:p>
          </draw:text-box>
        </draw:frame>
        <draw:frame draw:style-name="gr4" draw:text-style-name="P5" draw:layer="layout" svg:width="0.634cm" svg:height="0.634cm" svg:x="1.658cm" svg:y="14.953cm">
          <draw:image xlink:href="Pictures/10000000000000640000006482981889.jpg" xlink:type="simple" xlink:show="embed" xlink:actuate="onLoad" draw:mime-type="image/jpeg">
            <text:p/>
          </draw:image>
        </draw:frame>
        <draw:frame draw:style-name="gr2" draw:text-style-name="P3" draw:layer="layout" svg:width="8.972cm" svg:height="0.48cm" svg:x="2.469cm" svg:y="13.727cm">
          <draw:text-box>
            <text:p text:style-name="P1"><text:span text:style-name="T2">variable speed drive systems - with </text:span><text:span text:style-name="T2">GE/Nuovo Pignone</text:span></text:p>
          </draw:text-box>
        </draw:frame>
        <draw:frame draw:style-name="gr5" draw:text-style-name="P6" draw:layer="layout" svg:width="2.919cm" svg:height="0.475cm" svg:x="2.469cm" svg:y="14.988cm">
          <draw:text-box>
            <text:p text:style-name="P1"><text:span text:style-name="T5">External focus</text:span></text:p>
          </draw:text-box>
        </draw:frame>
        <draw:frame draw:style-name="gr5" draw:text-style-name="P6" draw:layer="layout" svg:width="0.899cm" svg:height="0.577cm" svg:x="5.384cm" svg:y="14.919cm">
          <draw:text-box>
            <text:p text:style-name="P1"><text:span text:style-name="T6"><text:s/></text:span><text:span text:style-name="T6">- GE</text:span></text:p>
          </draw:text-box>
        </draw:frame>
        <draw:frame draw:style-name="gr2" draw:text-style-name="P3" draw:layer="layout" svg:width="1.424cm" svg:height="0.48cm" svg:x="2.469cm" svg:y="15.52cm">
          <draw:text-box>
            <text:p text:style-name="P1"><text:span text:style-name="T2">Jun 2014</text:span></text:p>
          </draw:text-box>
        </draw:frame>
        <draw:frame draw:style-name="gr2" draw:text-style-name="P3" draw:layer="layout" svg:width="16.842cm" svg:height="0.48cm" svg:x="2.469cm" svg:y="16.013cm">
          <draw:text-box>
            <text:p text:style-name="P1"><text:span text:style-name="T2">Bronze award for the RCA activities on </text:span><text:span text:style-name="T2">Cessao Onerosa, ADRE monitoring system </text:span><text:span text:style-name="T2">EMI noise mitigation</text:span></text:p>
          </draw:text-box>
        </draw:frame>
        <draw:frame draw:style-name="gr4" draw:text-style-name="P5" draw:layer="layout" svg:width="0.634cm" svg:height="0.634cm" svg:x="1.658cm" svg:y="17.733cm">
          <draw:image xlink:href="Pictures/10000000000000640000006482981889.jpg" xlink:type="simple" xlink:show="embed" xlink:actuate="onLoad" draw:mime-type="image/jpeg">
            <text:p/>
          </draw:image>
        </draw:frame>
        <draw:frame draw:style-name="gr2" draw:text-style-name="P3" draw:layer="layout" svg:width="4.053cm" svg:height="0.48cm" svg:x="2.469cm" svg:y="16.507cm">
          <draw:text-box>
            <text:p text:style-name="P1"><text:span text:style-name="T2">and customer assurance</text:span></text:p>
          </draw:text-box>
        </draw:frame>
        <draw:frame draw:style-name="gr5" draw:text-style-name="P6" draw:layer="layout" svg:width="4.608cm" svg:height="0.475cm" svg:x="2.469cm" svg:y="17.768cm">
          <draw:text-box>
            <text:p text:style-name="P1"><text:span text:style-name="T5">Learn and adapt to win</text:span></text:p>
          </draw:text-box>
        </draw:frame>
        <draw:frame draw:style-name="gr5" draw:text-style-name="P6" draw:layer="layout" svg:width="0.899cm" svg:height="0.577cm" svg:x="7.074cm" svg:y="17.699cm">
          <draw:text-box>
            <text:p text:style-name="P1"><text:span text:style-name="T6"><text:s/></text:span><text:span text:style-name="T6">- GE</text:span></text:p>
          </draw:text-box>
        </draw:frame>
        <draw:frame draw:style-name="gr2" draw:text-style-name="P3" draw:layer="layout" svg:width="1.467cm" svg:height="0.48cm" svg:x="2.469cm" svg:y="18.299cm">
          <draw:text-box>
            <text:p text:style-name="P1"><text:span text:style-name="T2">Oct 2015</text:span></text:p>
          </draw:text-box>
        </draw:frame>
        <draw:frame draw:style-name="gr2" draw:text-style-name="P3" draw:layer="layout" svg:width="17.164cm" svg:height="0.48cm" svg:x="2.469cm" svg:y="18.793cm">
          <draw:text-box>
            <text:p text:style-name="P1"><text:span text:style-name="T2">Bronze award for the introduction and </text:span><text:span text:style-name="T2">validation of an effective, cost-saving, </text:span><text:span text:style-name="T2">structural vibrations digital</text:span></text:p>
          </draw:text-box>
        </draw:frame>
        <draw:frame draw:style-name="gr2" draw:text-style-name="P3" draw:layer="layout" svg:width="16.736cm" svg:height="0.48cm" svg:x="2.469cm" svg:y="19.287cm">
          <draw:text-box>
            <text:p text:style-name="P1"><text:span text:style-name="T2">integration algorithm aimed at accurately </text:span><text:span text:style-name="T2">deriving speed &amp; displacements </text:span><text:span text:style-name="T2">measurements from ATEX-</text:span></text:p>
          </draw:text-box>
        </draw:frame>
        <draw:frame draw:style-name="gr4" draw:text-style-name="P5" draw:layer="layout" svg:width="0.634cm" svg:height="0.634cm" svg:x="1.658cm" svg:y="21.007cm">
          <draw:image xlink:href="Pictures/10000000000000640000006482981889.jpg" xlink:type="simple" xlink:show="embed" xlink:actuate="onLoad" draw:mime-type="image/jpeg">
            <text:p/>
          </draw:image>
        </draw:frame>
        <draw:frame draw:style-name="gr2" draw:text-style-name="P3" draw:layer="layout" svg:width="4.282cm" svg:height="0.48cm" svg:x="2.469cm" svg:y="19.781cm">
          <draw:text-box>
            <text:p text:style-name="P1"><text:span text:style-name="T2">compliant accelerometers</text:span></text:p>
          </draw:text-box>
        </draw:frame>
        <draw:frame draw:style-name="gr5" draw:text-style-name="P6" draw:layer="layout" svg:width="4.608cm" svg:height="0.475cm" svg:x="2.469cm" svg:y="21.042cm">
          <draw:text-box>
            <text:p text:style-name="P1"><text:span text:style-name="T5">Learn and adapt to win</text:span></text:p>
          </draw:text-box>
        </draw:frame>
        <draw:frame draw:style-name="gr5" draw:text-style-name="P6" draw:layer="layout" svg:width="0.899cm" svg:height="0.577cm" svg:x="7.074cm" svg:y="20.973cm">
          <draw:text-box>
            <text:p text:style-name="P1"><text:span text:style-name="T6"><text:s/></text:span><text:span text:style-name="T6">- GE</text:span></text:p>
          </draw:text-box>
        </draw:frame>
        <draw:frame draw:style-name="gr2" draw:text-style-name="P3" draw:layer="layout" svg:width="1.556cm" svg:height="0.48cm" svg:x="2.469cm" svg:y="21.573cm">
          <draw:text-box>
            <text:p text:style-name="P1"><text:span text:style-name="T2">Mar 2016</text:span></text:p>
          </draw:text-box>
        </draw:frame>
        <draw:frame draw:style-name="gr2" draw:text-style-name="P3" draw:layer="layout" svg:width="16.025cm" svg:height="0.48cm" svg:x="2.469cm" svg:y="22.067cm">
          <draw:text-box>
            <text:p text:style-name="P1"><text:span text:style-name="T2">Bronze award for the co-generation plant </text:span><text:span text:style-name="T2">cost savings on the SNC1-2 steam turbine </text:span><text:span text:style-name="T2">performance</text:span></text:p>
          </draw:text-box>
        </draw:frame>
        <draw:frame draw:style-name="gr4" draw:text-style-name="P5" draw:layer="layout" svg:width="0.634cm" svg:height="0.634cm" svg:x="1.658cm" svg:y="23.787cm">
          <draw:image xlink:href="Pictures/100000000000006400000064F0BE33CF.jpg" xlink:type="simple" xlink:show="embed" xlink:actuate="onLoad" draw:mime-type="image/jpeg">
            <text:p/>
          </draw:image>
        </draw:frame>
        <draw:frame draw:style-name="gr2" draw:text-style-name="P3" draw:layer="layout" svg:width="1.619cm" svg:height="0.48cm" svg:x="2.469cm" svg:y="22.561cm">
          <draw:text-box>
            <text:p text:style-name="P1"><text:span text:style-name="T2">validation</text:span></text:p>
          </draw:text-box>
        </draw:frame>
        <draw:frame draw:style-name="gr5" draw:text-style-name="P6" draw:layer="layout" svg:width="6.94cm" svg:height="0.475cm" svg:x="2.469cm" svg:y="23.822cm">
          <draw:text-box>
            <text:p text:style-name="P1"><text:span text:style-name="T5">Customers determine our </text:span><text:span text:style-name="T5">success</text:span></text:p>
          </draw:text-box>
        </draw:frame>
        <draw:frame draw:style-name="gr5" draw:text-style-name="P6" draw:layer="layout" svg:width="3.156cm" svg:height="0.577cm" svg:x="9.405cm" svg:y="23.753cm">
          <draw:text-box>
            <text:p text:style-name="P1"><text:span text:style-name="T6"><text:s/></text:span><text:span text:style-name="T6">- Baker Hughes</text:span></text:p>
          </draw:text-box>
        </draw:frame>
        <draw:frame draw:style-name="gr2" draw:text-style-name="P3" draw:layer="layout" svg:width="1.467cm" svg:height="0.48cm" svg:x="2.469cm" svg:y="24.353cm">
          <draw:text-box>
            <text:p text:style-name="P1"><text:span text:style-name="T2">Oct 2016</text:span></text:p>
          </draw:text-box>
        </draw:frame>
        <draw:frame draw:style-name="gr2" draw:text-style-name="P3" draw:layer="layout" svg:width="15.737cm" svg:height="0.48cm" svg:x="2.469cm" svg:y="24.847cm">
          <draw:text-box>
            <text:p text:style-name="P1"><text:span text:style-name="T2">Bronze award for the successful execution </text:span><text:span text:style-name="T2">of the vibration monitoring system </text:span><text:span text:style-name="T2">ZADCO customer</text:span></text:p>
          </draw:text-box>
        </draw:frame>
        <draw:frame draw:style-name="gr2" draw:text-style-name="P3" draw:layer="layout" svg:width="6.166cm" svg:height="0.48cm" svg:x="2.469cm" svg:y="25.341cm">
          <draw:text-box>
            <text:p text:style-name="P1"><text:span text:style-name="T2">structural vibrations acceptance tests</text:span></text:p>
          </draw:text-box>
        </draw:frame>
        <draw:frame draw:style-name="gr2" draw:text-style-name="P3" draw:layer="layout" svg:width="4.676cm" svg:height="0.48cm" svg:x="8.6cm" svg:y="26.561cm">
          <draw:text-box>
            <text:p text:style-name="P1"><text:span text:style-name="T7">Laurent Ntibarikure - page 4</text:span></text:p>
          </draw:text-box>
        </draw:frame>
      </draw:page>
      <draw:page draw:name="page5" draw:style-name="dp1" draw:master-page-name="master-page40">
        <draw:frame draw:style-name="gr4" draw:text-style-name="P5" draw:layer="layout" svg:width="0.634cm" svg:height="0.634cm" svg:x="1.658cm" svg:y="2.069cm">
          <draw:image xlink:href="Pictures/100000000000006400000064F0BE33CF.jpg" xlink:type="simple" xlink:show="embed" xlink:actuate="onLoad" draw:mime-type="image/jpeg">
            <text:p/>
          </draw:image>
        </draw:frame>
        <draw:frame draw:style-name="gr5" draw:text-style-name="P6" draw:layer="layout" svg:width="6.94cm" svg:height="0.475cm" svg:x="2.469cm" svg:y="2.104cm">
          <draw:text-box>
            <text:p text:style-name="P1"><text:span text:style-name="T5">Customers determine our success</text:span></text:p>
          </draw:text-box>
        </draw:frame>
        <draw:frame draw:style-name="gr5" draw:text-style-name="P6" draw:layer="layout" svg:width="3.156cm" svg:height="0.577cm" svg:x="9.405cm" svg:y="2.035cm">
          <draw:text-box>
            <text:p text:style-name="P1"><text:span text:style-name="T6"><text:s/></text:span><text:span text:style-name="T6">- </text:span><text:span text:style-name="T6">Baker </text:span><text:span text:style-name="T6">Hughe</text:span><text:span text:style-name="T6">s</text:span></text:p>
          </draw:text-box>
        </draw:frame>
        <draw:frame draw:style-name="gr2" draw:text-style-name="P3" draw:layer="layout" svg:width="1.556cm" svg:height="0.48cm" svg:x="2.469cm" svg:y="2.635cm">
          <draw:text-box>
            <text:p text:style-name="P1"><text:span text:style-name="T2">Mar </text:span><text:span text:style-name="T2">2017</text:span></text:p>
          </draw:text-box>
        </draw:frame>
        <draw:frame draw:style-name="gr4" draw:text-style-name="P5" draw:layer="layout" svg:width="0.634cm" svg:height="0.634cm" svg:x="1.658cm" svg:y="4.355cm">
          <draw:image xlink:href="Pictures/100000000000006400000064F0BE33CF.jpg" xlink:type="simple" xlink:show="embed" xlink:actuate="onLoad" draw:mime-type="image/jpeg">
            <text:p/>
          </draw:image>
        </draw:frame>
        <draw:frame draw:style-name="gr2" draw:text-style-name="P3" draw:layer="layout" svg:width="14.95cm" svg:height="0.48cm" svg:x="2.469cm" svg:y="3.129cm">
          <draw:text-box>
            <text:p text:style-name="P1"><text:span text:style-name="T2">Bronze award for the GE </text:span><text:span text:style-name="T2">Aviation's Catalyst FETT </text:span><text:span text:style-name="T2">advanced test </text:span><text:span text:style-name="T2">instrumentation </text:span><text:span text:style-name="T2">consulting</text:span></text:p>
          </draw:text-box>
        </draw:frame>
        <draw:frame draw:style-name="gr5" draw:text-style-name="P6" draw:layer="layout" svg:width="4.608cm" svg:height="0.475cm" svg:x="2.469cm" svg:y="4.39cm">
          <draw:text-box>
            <text:p text:style-name="P1"><text:span text:style-name="T5">Learn and adapt to win</text:span></text:p>
          </draw:text-box>
        </draw:frame>
        <draw:frame draw:style-name="gr5" draw:text-style-name="P6" draw:layer="layout" svg:width="3.156cm" svg:height="0.577cm" svg:x="7.074cm" svg:y="4.321cm">
          <draw:text-box>
            <text:p text:style-name="P1"><text:span text:style-name="T6"><text:s/></text:span><text:span text:style-name="T6">- </text:span><text:span text:style-name="T6">Baker </text:span><text:span text:style-name="T6">Hughe</text:span><text:span text:style-name="T6">s</text:span></text:p>
          </draw:text-box>
        </draw:frame>
        <draw:frame draw:style-name="gr2" draw:text-style-name="P3" draw:layer="layout" svg:width="1.297cm" svg:height="0.48cm" svg:x="2.469cm" svg:y="4.921cm">
          <draw:text-box>
            <text:p text:style-name="P1"><text:span text:style-name="T2">Jul </text:span><text:span text:style-name="T2">2018</text:span></text:p>
          </draw:text-box>
        </draw:frame>
        <draw:frame draw:style-name="gr4" draw:text-style-name="P5" draw:layer="layout" svg:width="0.634cm" svg:height="0.634cm" svg:x="1.658cm" svg:y="6.641cm">
          <draw:image xlink:href="Pictures/100000000000006400000064D27D28AA.jpg" xlink:type="simple" xlink:show="embed" xlink:actuate="onLoad" draw:mime-type="image/jpeg">
            <text:p/>
          </draw:image>
        </draw:frame>
        <draw:frame draw:style-name="gr2" draw:text-style-name="P3" draw:layer="layout" svg:width="12.897cm" svg:height="0.48cm" svg:x="2.469cm" svg:y="5.415cm">
          <draw:text-box>
            <text:p text:style-name="P1"><text:span text:style-name="T2">Patent impact award for the disclosure of "Module </text:span><text:span text:style-name="T2">with sensors arrangement"</text:span></text:p>
          </draw:text-box>
        </draw:frame>
        <draw:frame draw:style-name="gr5" draw:text-style-name="P6" draw:layer="layout" svg:width="4.561cm" svg:height="0.475cm" svg:x="2.469cm" svg:y="6.676cm">
          <draw:text-box>
            <text:p text:style-name="P1"><text:span text:style-name="T5">EMEA TAM of the Year</text:span></text:p>
          </draw:text-box>
        </draw:frame>
        <draw:frame draw:style-name="gr5" draw:text-style-name="P6" draw:layer="layout" svg:width="1.509cm" svg:height="0.577cm" svg:x="6.974cm" svg:y="6.607cm">
          <draw:text-box>
            <text:p text:style-name="P1"><text:span text:style-name="T6"><text:s/></text:span><text:span text:style-name="T6">- Ansys</text:span></text:p>
          </draw:text-box>
        </draw:frame>
        <draw:frame draw:style-name="gr2" draw:text-style-name="P3" draw:layer="layout" svg:width="1.407cm" svg:height="0.48cm" svg:x="2.469cm" svg:y="7.207cm">
          <draw:text-box>
            <text:p text:style-name="P1"><text:span text:style-name="T2">Jan 2021</text:span></text:p>
          </draw:text-box>
        </draw:frame>
        <draw:frame draw:style-name="gr2" draw:text-style-name="P3" draw:layer="layout" svg:width="6.437cm" svg:height="0.48cm" svg:x="2.469cm" svg:y="7.701cm">
          <draw:text-box>
            <text:p text:style-name="P1"><text:span text:style-name="T2">Award for customer </text:span><text:span text:style-name="T2">and industry focus</text:span></text:p>
          </draw:text-box>
        </draw:frame>
        <draw:frame draw:style-name="gr2" draw:text-style-name="P3" draw:layer="layout" svg:width="4.676cm" svg:height="0.48cm" svg:x="8.6cm" svg:y="26.561cm">
          <draw:text-box>
            <text:p text:style-name="P1"><text:span text:style-name="T7">Laurent Ntibarikure - page 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UnicodeMS" svg:font-family="ArialUnicodeM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03"/>
    <meta:generator>LibreOffice/24.2.7.2$Linux_X86_64 LibreOffice_project/420$Build-2</meta:generator>
  </office:meta>
</office:document-meta>
</file>